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<text:s/>Trans</text:p>
          </table:table-cell>
          <table:table-cell table:style-name="TableCell17">
            <text:p text:style-name="P18">Test1.de-DE<text:s/>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2:00Z</meta:creation-date>
    <dc:date>2017-08-25T18:02:00Z</dc: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69" meta:row-count="1" meta:non-whitespace-character-count="145"/>
  </office:meta>
</office:document-meta>
</file>